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8.434cm" presentation:class="title" presentation:user-transformed="true">
          <draw:text-box>
            <text:p>Docker en exemples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9.395cm" svg:height="0.962cm" svg:x="18.028cm" svg:y="19.309cm">
          <draw:text-box>
            <text:p><text:span text:style-name="T2">Par Louis Kottmann pour SO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ntenu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Histoire et théorie (~10min)</text:p>
              </text:list-item>
              <text:list-item>
                <text:p xml:id="id1" text:id="id1">Gotchas d'installation (~5min)</text:p>
              </text:list-item>
              <text:list-item>
                <text:p xml:id="id2" text:id="id2">Utiliser Docker comme.. (~5x10min):</text:p>
                <text:list>
                  <text:list-item>
                    <text:p xml:id="id3" text:id="id3">Un exécutable → Sass</text:p>
                  </text:list-item>
                  <text:list-item>
                    <text:p xml:id="id4" text:id="id4">Une application sandboxée accessible via navigateur → Mumble</text:p>
                  </text:list-item>
                  <text:list-item>
                    <text:p xml:id="id5" text:id="id5">Un conteneur qui contient tout, même les données → retour d'XP Canal+</text:p>
                  </text:list-item>
                  <text:list-item>
                    <text:p xml:id="id6" text:id="id6">Un environnement de travail agnostic → Ruby on Rails</text:p>
                  </text:list-item>
                  <text:list-item>
                    <text:p xml:id="id7" text:id="id7">Scénario multi-conteneur → Gitlab</text:p>
                  </text:list-item>
                  <text:list-item>
                    <text:p xml:id="id8" text:id="id8">Etude d'un cas pris dans l'audien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Histoire et théori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 xml:id="id9" text:id="id9">1967: débuts de la virtualisation chez IBM</text:p>
              </text:list-item>
              <text:list-item>
                <text:p xml:id="id10" text:id="id10">1999: VMWare</text:p>
              </text:list-item>
              <text:list-item>
                <text:p xml:id="id11" text:id="id11">2003: Xen</text:p>
              </text:list-item>
              <text:list-item>
                <text:p xml:id="id12" text:id="id12">2007: VirtualBox</text:p>
                <text:p/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vantages et inconvénients des “VMs classiques”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Avantages:</text:p>
                <text:list>
                  <text:list-item>
                    <text:p xml:id="id13" text:id="id13">GUI</text:p>
                  </text:list-item>
                  <text:list-item>
                    <text:p xml:id="id14" text:id="id14">Plus sécurisé (pour le moment)</text:p>
                    <text:p/>
                  </text:list-item>
                </text:list>
              </text:list-item>
              <text:list-item>
                <text:p xml:id="id15" text:id="id15">Inconvénients:</text:p>
                <text:list>
                  <text:list-item>
                    <text:p xml:id="id16" text:id="id16">Gaspillage de ressources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2013: Docker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Technos sous-jacentes:</text:p>
                <text:list>
                  <text:list-item>
                    <text:p xml:id="id17" text:id="id17">LXC → Virtualisation niveau système d'exploitation</text:p>
                  </text:list-item>
                  <text:list-item>
                    <text:p xml:id="id18" text:id="id18">Cgroups → Permet d'isoler un processus (en permission et en ressources)</text:p>
                  </text:list-item>
                  <text:list-item>
                    <text:p xml:id="id19" text:id="id19">AUFS → Système de fichiers en oignon</text:p>
                  </text:list-item>
                </text:list>
              </text:list-item>
              <text:list-item>
                <text:p xml:id="id20" text:id="id20">Avantages:</text:p>
                <text:list>
                  <text:list-item>
                    <text:p xml:id="id21" text:id="id21">Très léger (cf taille de l'exemple 3 - rails)</text:p>
                  </text:list-item>
                  <text:list-item>
                    <text:p xml:id="id22" text:id="id22">Très rapide à démarrer</text:p>
                  </text:list-item>
                  <text:list-item>
                    <text:p xml:id="id23" text:id="id23">Facile à scripter</text:p>
                  </text:list-item>
                </text:list>
              </text:list-item>
              <text:list-item>
                <text:p xml:id="id24" text:id="id24">Inconvénients:</text:p>
                <text:list>
                  <text:list-item>
                    <text:p xml:id="id25" text:id="id25">Pas de GU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3.507cm" svg:x="1.399cm" svg:y="8.636cm" presentation:class="title" presentation:user-transformed="true">
          <draw:text-box>
            <text:p>5 exemple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524cm" svg:y="9.144cm" presentation:class="title" presentation:user-transformed="true">
          <draw:text-box>
            <text:p>Etude de cas de l'audienc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1cm" svg:height="3.507cm" svg:x="1.524cm" svg:y="8.685cm" presentation:class="title" presentation:user-transformed="true">
          <draw:text-box>
            <text:p>Questions 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3.507cm" svg:x="1.524cm" svg:y="8.431cm" presentation:class="title" presentation:user-transformed="true">
          <draw:text-box>
            <text:p>Merci et bon appétit!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15:32:32.872314000</meta:creation-date>
    <dc:date>2014-09-25T16:33:19.535865669</dc:date>
    <meta:editing-duration>PT10M8S</meta:editing-duration>
    <meta:editing-cycles>4</meta:editing-cycles>
    <meta:generator>LibreOffice/4.2.4.2$Linux_X86_64 LibreOffice_project/420m0$Build-2</meta:generator>
    <meta:document-statistic meta:object-count="54"/>
  </office:meta>
</office:document-meta>
</file>